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461a7" officeooo:paragraph-rsid="001461a7" style:font-size-asian="15pt" style:font-size-complex="15pt"/>
    </style:style>
    <style:style style:name="P2" style:family="paragraph" style:parent-style-name="Footer">
      <style:text-properties officeooo:rsid="001461a7" officeooo:paragraph-rsid="001461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06 頁岩石油發展緊 <text:s/>OPEC地位不保</text:p>
      <text:p text:style-name="P1"/>
      <text:p text:style-name="P1">頁岩石油發展緊 OPEC地位不保</text:p>
      <text:p text:style-name="P1">Ia̍h-gâm tsio̍h-iû huat-tián kín OPEC tē-uī put pó</text:p>
      <text:p text:style-name="P1"/>
      <text:p text:style-name="P1"/>
      <text:p text:style-name="P1"/>
      <text:p text:style-name="P1"/>
      <text:p text:style-name="P1">世界石油價數自舊年大落，到今無啥起色。</text:p>
      <text:p text:style-name="P1">Sè-kài tsio̍h-iû kè-siàu tsū kū-nî tuā lo̍h, kàu-tann bô sánn khí-sik. </text:p>
      <text:p text:style-name="P1"/>
      <text:p text:style-name="P1">頂期《經濟學人》週刊一篇文章分析講，</text:p>
      <text:p text:style-name="P1">Tíng kî “King-tsè ha̍k-jîn” tsiu-khan tsi̍t phinn bûn-tsiong hun-sik kóng, </text:p>
      <text:p text:style-name="P1"/>
      <text:p text:style-name="P1">抽頁岩石油的技術伐大步等等因素看來，</text:p>
      <text:p text:style-name="P1">Thiu ia̍h-gâm tsio̍h-iû ê ki-su̍t hua̍t tuā-pōo tíng-tíng in-sòo khuànn--lâi, </text:p>
      <text:p text:style-name="P1"/>
      <text:p text:style-name="P1">油價真可能長期維持目前的水準，</text:p>
      <text:p text:style-name="P1">iû-kè tsin khó-lîng tn̂g-kî î-tshî bo̍k-tsiân ê tsuí-tsún, </text:p>
      <text:p text:style-name="P1"/>
      <text:p text:style-name="P1">石油輸出國家組織（OPEC）扞盤的優勢不再。</text:p>
      <text:p text:style-name="P1">tsio̍h-iû su-tshut kok-ka tsoo-tsit (OPEC) huānn-puânn ê iu-sè put-tsài. </text:p>
      <text:p text:style-name="P1"/>
      <text:p text:style-name="P1"/>
      <text:p text:style-name="P1">較早，</text:p>
      <text:p text:style-name="P1">Khak-tsá, </text:p>
      <text:p text:style-name="P1"/>
      <text:p text:style-name="P1">若是油價傷䆀，</text:p>
      <text:p text:style-name="P1">nā-sī iû-kè siunn bái, </text:p>
      <text:p text:style-name="P1"/>
      <text:p text:style-name="P1">OPEC會決定減產，</text:p>
      <text:p text:style-name="P1">OPEC ē kuat-tīng kiám-sán, </text:p>
      <text:p text:style-name="P1"/>
      <text:p text:style-name="P1">來捒懸價數。</text:p>
      <text:p text:style-name="P1">lâi sak kuân kè-siàu. <text:s/></text:p>
      <text:p text:style-name="P1"><text:soft-page-break/></text:p>
      <text:p text:style-name="P1">毋過舊年11月，</text:p>
      <text:p text:style-name="P1">M̄-koh kū-nî 11 gue̍h, </text:p>
      <text:p text:style-name="P1"/>
      <text:p text:style-name="P1">油價當咧落崎的時陣，</text:p>
      <text:p text:style-name="P1">iû-kè tng-leh lo̍h-kiā ê sî-tsūn，</text:p>
      <text:p text:style-name="P1"/>
      <text:p text:style-name="P1">in並無按呢做，</text:p>
      <text:p text:style-name="P1">in pīng bô án-ne tsò, </text:p>
      <text:p text:style-name="P1"/>
      <text:p text:style-name="P1">放予繼續落。</text:p>
      <text:p text:style-name="P1">pàng hōo kè-sio̍k lo̍h. </text:p>
      <text:p text:style-name="P1"/>
      <text:p text:style-name="P1">除了國際政治的考慮，</text:p>
      <text:p text:style-name="P1">Tû-liáu kok-tsè tsìng-tī ê khó-lī, </text:p>
      <text:p text:style-name="P1"/>
      <text:p text:style-name="P1">in嘛想欲趁家己輕本，</text:p>
      <text:p text:style-name="P1">in mā siūnn-beh í ka-kī khin-pún, </text:p>
      <text:p text:style-name="P1"/>
      <text:p text:style-name="P1">共重本的美國頁岩油逼出市場。</text:p>
      <text:p text:style-name="P1">kā tāng-pún ê Bí-kok ia̍h-gâm-iû pik-tshut tshī-tiûnn.</text:p>
      <text:p text:style-name="P1"/>
      <text:p text:style-name="P1"/>
      <text:p text:style-name="P1">衝擊確實有，</text:p>
      <text:p text:style-name="P1">Tshiong-kik khak-si̍t ū, </text:p>
      <text:p text:style-name="P1"/>
      <text:p text:style-name="P1">一寡美國頁岩油公司袂堪得價數直直落，</text:p>
      <text:p text:style-name="P1">tsi̍t-kuá Bí-kok ia̍h-gâm-iû kong-si bē-kham-tit kè-siàu ti̍t-ti̍t lo̍h, </text:p>
      <text:p text:style-name="P1"/>
      <text:p text:style-name="P1">煞來破產。</text:p>
      <text:p text:style-name="P1">suah lâi phò-sán. </text:p>
      <text:p text:style-name="P1"/>
      <text:p text:style-name="P1">毋過講來講去，</text:p>
      <text:p text:style-name="P1">M̄-koh kóng lâi kóng khì,</text:p>
      <text:p text:style-name="P1"/>
      <text:p text:style-name="P1">頁岩油產業比原底想的閣較𠢕拖命。</text:p>
      <text:p text:style-name="P1">ia̍h-gâm-iû sán-gia̍p pí guân-té siūnn --ê koh-khah gâu thua-miā.</text:p>
      <text:p text:style-name="P1"/>
      <text:p text:style-name="P1"><text:soft-page-break/></text:p>
      <text:p text:style-name="P1"/>
      <text:p text:style-name="P1"/>
      <text:p text:style-name="P1">上主要的原因，</text:p>
      <text:p text:style-name="P1">Siōng tsú-iàu ê guân-in, </text:p>
      <text:p text:style-name="P1"/>
      <text:p text:style-name="P1">照這篇文章講，</text:p>
      <text:p text:style-name="P1">tsiàu tsit phinn bûn-tsiong kóng, </text:p>
      <text:p text:style-name="P1"/>
      <text:p text:style-name="P1">是技術進步，</text:p>
      <text:p text:style-name="P1">sī ki-su̍t tsìn-pōo, </text:p>
      <text:p text:style-name="P1"/>
      <text:p text:style-name="P1">所擺頁岩油產業嘛綴咧發達。</text:p>
      <text:p text:style-name="P1">Sóo-pái ia̍h-gâm-iû sán-gia̍p mā tuè-leh huat-ta̍t.</text:p>
      <text:p text:style-name="P1"/>
      <text:p text:style-name="P1"/>
      <text:p text:style-name="P1">比論講，</text:p>
      <text:p text:style-name="P1">Pí-lūn kóng, </text:p>
      <text:p text:style-name="P1"/>
      <text:p text:style-name="P1">挖一口井的時間減一半。</text:p>
      <text:p text:style-name="P1">óo tsi̍t kháu tsénn ê sî-kan kiám tsi̍t-puànn. <text:s/></text:p>
      <text:p text:style-name="P1"/>
      <text:p text:style-name="P1">今年逐箍美金的產量，</text:p>
      <text:p text:style-name="P1">Kin-nî ta̍k khoo bí-kim ê sán-liōng,</text:p>
      <text:p text:style-name="P1"/>
      <text:p text:style-name="P1">預測會增加65%。</text:p>
      <text:p text:style-name="P1">ī-tshik ē tsing-ka 65%.</text:p>
      <text:p text:style-name="P1"/>
      <text:p text:style-name="P1"/>
      <text:p text:style-name="P1"/>
      <text:p text:style-name="P1"/>
      <text:p text:style-name="P1">佇今年3月的油價低點，</text:p>
      <text:p text:style-name="P1">Tī kin-nî 3 gue̍h ê iû-kè kē-tiám, </text:p>
      <text:p text:style-name="P1"/>
      <text:p text:style-name="P1">西德州中級原油（WTI）捌落到一桶44箍美金，</text:p>
      <text:p text:style-name="P1">se tik-tsiu tiong-kip guân-iû (WTI) bat lak kàu tsi̍t tháng 44 khoo Bí-kim. </text:p>
      <text:p text:style-name="P1"/>
      <text:p text:style-name="P1">目前起轉來6 0箍左右，</text:p>
      <text:p text:style-name="P1">bo̍k-tsiân khí tńg--lâi 60 khoo tsó-iū, </text:p>
      <text:p text:style-name="P1"><text:soft-page-break/></text:p>
      <text:p text:style-name="P1">大部分的頁岩油公司猶閣趁有錢。</text:p>
      <text:p text:style-name="P1">tuā-pōo-hūn ê ia̍h-gâm-iû kong-si iáu-koh thàn ū tsînn. <text:s/></text:p>
      <text:p text:style-name="P1"/>
      <text:p text:style-name="P1">文章引用一間顧問公司的講法，</text:p>
      <text:p text:style-name="P1">Bûn-tsiong ín-iōng tsi̍t king kòo-būn kong-si ê kóng-huat, </text:p>
      <text:p text:style-name="P1"/>
      <text:p text:style-name="P1">未來的價數甚至可能形成一个「頁岩帶」，</text:p>
      <text:p text:style-name="P1">bī-lâi ê kè-siàu sīm-tsì khó-lîng hîng-sîng tsi̍t ê “ia̍h-gâm-tài”, </text:p>
      <text:p text:style-name="P1"/>
      <text:p text:style-name="P1">大概是一桶45箍至65箍美金之間。</text:p>
      <text:p text:style-name="P1">tāi-khài sī tsi̍t tháng 45 khoo tsì 65 khoo Bí-kim tsi-kan. </text:p>
      <text:p text:style-name="P1"/>
      <text:p text:style-name="P1">若是價數比這个範圍較低，</text:p>
      <text:p text:style-name="P1">Nā-sī kè-siàu pí tsit ê huān-uî khah kē, </text:p>
      <text:p text:style-name="P1"/>
      <text:p text:style-name="P1">頁岩石油業者會減產；若較懸，in會增產。</text:p>
      <text:p text:style-name="P1">ia̍h-gâm tsio̍h-iû gia̍p-tsiá ē kiám-sán; nā khah kuân, in ē tsing-sán. </text:p>
      <text:p text:style-name="P1"/>
      <text:p text:style-name="P1">若按呢，</text:p>
      <text:p text:style-name="P1">Nā án-ne, </text:p>
      <text:p text:style-name="P1"/>
      <text:p text:style-name="P1">價數就會時常維持佇這个範圍。</text:p>
      <text:p text:style-name="P1">kè-siàu tō ē sî-siông î-tshî tī tsit ê huān-uî.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也就是講，</text:p>
      <text:p text:style-name="P1"><text:soft-page-break/>Iā tō sī kóng, </text:p>
      <text:p text:style-name="P1"/>
      <text:p text:style-name="P1">用增產減產來影響世界油價，</text:p>
      <text:p text:style-name="P1">īng tsing-sán kiám-sán lâi íng-hióng sè-kài iû-kè, </text:p>
      <text:p text:style-name="P1"/>
      <text:p text:style-name="P1">這个關鍵角色，</text:p>
      <text:p text:style-name="P1">tsit ê kuan-kiān kak-sik, </text:p>
      <text:p text:style-name="P1"/>
      <text:p text:style-name="P1">一向以來是OPEC咧搬，</text:p>
      <text:p text:style-name="P1">it-hiòng í-lâi sī OPEC teh puann, </text:p>
      <text:p text:style-name="P1"/>
      <text:p text:style-name="P1">未來可能就是美國的頁岩油公司，</text:p>
      <text:p text:style-name="P1">bī-lâi khó-lîng tō sī Bí-kok ê ia̍h-gâm-iû kong-si, </text:p>
      <text:p text:style-name="P1"/>
      <text:p text:style-name="P1">in不管是提升產量，</text:p>
      <text:p text:style-name="P1">in put-kuán sī thê-sing sán-liōng,</text:p>
      <text:p text:style-name="P1"/>
      <text:p text:style-name="P1">抑是壓成本，</text:p>
      <text:p text:style-name="P1">ia̍h-sī ah sîng-pún, </text:p>
      <text:p text:style-name="P1"/>
      <text:p text:style-name="P1">攏猶閣真有空間。</text:p>
      <text:p text:style-name="P1">lóng iáu-koh tsin ū khong-kan.</text:p>
      <text:p text:style-name="P1"/>
      <text:p text:style-name="P1"/>
      <text:p text:style-name="P1"/>
      <text:p text:style-name="P1"/>
      <text:p text:style-name="P1"/>
      <text:p text:style-name="P1">文章落尾講，</text:p>
      <text:p text:style-name="P1">Bûn-tsiong lo̍h-bué kóng, </text:p>
      <text:p text:style-name="P1"/>
      <text:p text:style-name="P1">二位數的油價，</text:p>
      <text:p text:style-name="P1">jī-uī-sòo ê iû-kè, </text:p>
      <text:p text:style-name="P1"/>
      <text:p text:style-name="P1">可能會成做「新常態」。</text:p>
      <text:p text:style-name="P1">khó-lîng ē tsiânn-tsò “sin siông-thài”.</text:p>
      <text:p text:style-name="P1"/>
      <text:p text:style-name="P1">除非是爆發重大衝突，</text:p>
      <text:p text:style-name="P1">tû-hui sī po̍k-huat tiōng-tāi tshiong-tu̍t, </text:p>
      <text:p text:style-name="P1"/>
      <text:p text:style-name="P1">造成世界上大的一寡油田停止供應，</text:p>
      <text:p text:style-name="P1"><text:soft-page-break/>Tsō-sîng sè-kài siōng tuā ê tsi̍t-kuá iû-tshân thîng-tsí kiong-ìng, </text:p>
      <text:p text:style-name="P1"/>
      <text:p text:style-name="P1">抑是需求雄雄衝懸。</text:p>
      <text:p text:style-name="P1">ia̍h-sī su-kiû hiông-hiông tshìng kuân. <text:s/></text:p>
      <text:p text:style-name="P1"/>
      <text:p text:style-name="P1">另外一方面，</text:p>
      <text:p text:style-name="P1">Līng-guā tsi̍t hong-bīn, </text:p>
      <text:p text:style-name="P1"/>
      <text:p text:style-name="P1">再生能源佮天然氣也咧落價。</text:p>
      <text:p text:style-name="P1">tsài-sing lîng-guân kah thian-jiân-khì iā teh lo̍h-kè.</text:p>
      <text:p text:style-name="P1"/>
      <text:p text:style-name="P1">看這个範勢，</text:p>
      <text:p text:style-name="P1">Khuànn tsit ê pān-sè,</text:p>
      <text:p text:style-name="P1"/>
      <text:p text:style-name="P1">一个OPEC主導的時代，</text:p>
      <text:p text:style-name="P1">tsi̍t ê OPEC tsú-tō ê sî-tāi, </text:p>
      <text:p text:style-name="P1"/>
      <text:p text:style-name="P1">應該是袂閣轉來矣。</text:p>
      <text:p text:style-name="P1">ing-kai sī bē koh tńg--lâi --ah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461a7" officeooo:paragraph-rsid="001461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6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21:13:15.125097630</dc:date>
    <meta:editing-duration>PT43S</meta:editing-duration>
    <meta:editing-cycles>1</meta:editing-cycles>
    <meta:document-statistic meta:table-count="0" meta:image-count="0" meta:object-count="0" meta:page-count="6" meta:paragraph-count="122" meta:word-count="1015" meta:character-count="3032" meta:non-whitespace-character-count="2676"/>
    <meta:generator>LibreOffice/5.1.6.2$Linux_X86_64 LibreOffice_project/10m0$Build-2</meta:generator>
  </office:meta>
</office:document-meta>
</file>